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e4de" officeooo:paragraph-rsid="0008e4de"/>
    </style:style>
    <style:style style:name="P2" style:family="paragraph" style:parent-style-name="Standard">
      <style:paragraph-properties fo:text-align="justify" style:justify-single-word="false"/>
      <style:text-properties officeooo:rsid="000969cb" officeooo:paragraph-rsid="000969cb"/>
    </style:style>
    <style:style style:name="P3" style:family="paragraph" style:parent-style-name="Standard">
      <style:paragraph-properties fo:text-align="justify" style:justify-single-word="false"/>
      <style:text-properties officeooo:rsid="000c007e" officeooo:paragraph-rsid="000c007e"/>
    </style:style>
    <style:style style:name="P4" style:family="paragraph" style:parent-style-name="Standard">
      <style:text-properties fo:font-size="16pt" officeooo:rsid="0008e4de" officeooo:paragraph-rsid="0008e4de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officeooo:rsid="0008e4de" officeooo:paragraph-rsid="0008e4de"/>
    </style:style>
    <style:style style:name="P6" style:family="paragraph" style:parent-style-name="Standard">
      <style:text-properties officeooo:rsid="000969cb" officeooo:paragraph-rsid="000969cb"/>
    </style:style>
    <style:style style:name="P7" style:family="paragraph" style:parent-style-name="Standard">
      <style:paragraph-properties fo:text-align="justify" style:justify-single-word="false"/>
      <style:text-properties officeooo:rsid="000969cb" officeooo:paragraph-rsid="000cc445"/>
    </style:style>
    <style:style style:name="T1" style:family="text">
      <style:text-properties officeooo:rsid="000cc4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rganisation des soutenances et du tournoi pour le projet GrandPrix</text:p>
      <text:p text:style-name="P1"/>
      <text:p text:style-name="P6"/>
      <text:p text:style-name="P5">Les soutenances auront lieu le mardi 31 mai matin.</text:p>
      <text:p text:style-name="P3">Le tournoi aura lieu l'après-midi.</text:p>
      <text:p text:style-name="P7">Vous devez remettre un rapport d<text:span text:style-name="T1">'une dizaine de </text:span>pages <text:span text:style-name="T1">maximum </text:span>au format papier lors de la soutenance (il devra également être déposé sur moodle)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Lebrun</meta:initial-creator>
    <meta:creation-date>2014-06-03T11:05:06</meta:creation-date>
    <dc:date>2016-03-29T15:35:04.683742511</dc:date>
    <dc:creator>Sébastien Fourey</dc:creator>
    <meta:editing-duration>PT2H19M48S</meta:editing-duration>
    <meta:editing-cycles>4</meta:editing-cycles>
    <meta:generator>LibreOffice/5.0.3.2$Linux_X86_64 LibreOffice_project/00$Build-2</meta:generator>
    <meta:document-statistic meta:table-count="0" meta:image-count="0" meta:object-count="0" meta:page-count="1" meta:paragraph-count="4" meta:word-count="48" meta:character-count="296" meta:non-whitespace-character-count="252"/>
  </office:meta>
</office:document-meta>
</file>